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6.612cm" style:use-optimal-column-width="false"/>
    </style:style>
    <style:style style:name="co2" style:family="table-column">
      <style:table-column-properties style:column-width="68.604cm" style:use-optimal-column-width="false"/>
    </style:style>
    <style:style style:name="ro1" style:family="table-row">
      <style:table-row-properties style:row-height="11.444cm" style:use-optimal-row-height="false"/>
    </style:style>
    <style:style style:name="ro2" style:family="table-row">
      <style:table-row-properties style:row-height="68.114cm" style:use-optimal-row-height="false"/>
    </style:style>
    <style:style style:name="ce1" style:family="table-cell">
      <loext:graphic-properties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5.215cm" svg:height="283.89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حسینؑ الشہید الشہید الحسینؑ<text:span text:style-name="T1"><text:line-break/></text:span><text:span text:style-name="T1"/></text:p>
              </table:table-cell>
              <table:table-cell>
                <text:p text:style-name="P1">حسینؑ الغریب الغریب الحسینؑ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کیا جشن برپا یوں اہلِ ہوس نے<text:line-break/>شہیدوں كے لاشوں پہ ڈنکے بجائے<text:line-break/>جلا ڈالے آلِ محمدؐ كے خیمے<text:line-break/>سكینہؑ كے منہ پر تماچے لگائے<text:line-break/> <text:line-break/>جو بیمار تھا اس کا بستر نہ چھوڑا<text:line-break/>نبی زادیوں پر بھی درّے لگائے<text:span text:style-name="T1"><text:line-break/></text:span><text:span text:style-name="T1"/></text:p>
              </table:table-cell>
              <table:table-cell>
                <text:p text:style-name="P1">دہائی د ہائی خدا یا دہائی<text:line-break/>یہ دشت ِبلا میں ہے کیسی تباہی<text:line-break/>بہایا ہے کس نے یہ خونِ محمدؑ<text:line-break/>قیامت یہ ڈھائی ہے کس نے الہی<text:line-break/> <text:line-break/>جوانوں بزرگوں کو مارا گیا ہے<text:line-break/>شہیدوں میں شامل ہے ننھا سپاہی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تڑپ کر وہ چلائی شبیرؑ بیٹا<text:line-break/>لہو میں نہائے ہو سر بھی جدا ہے<text:line-break/>تبر کس نے مارے ہیں سارے بدن پر<text:line-break/>یہ تیروں پہ کس نے جنازہ رکھا ہے<text:line-break/> <text:line-break/>کہاں ہے میرا لعل عباسؑ بولو<text:line-break/>میں پوچھونگی اس سے یہ کیسے ہوا ہے<text:span text:style-name="T1"><text:line-break/></text:span><text:span text:style-name="T1"/></text:p>
              </table:table-cell>
              <table:table-cell>
                <text:p text:style-name="P1">اٹھی اپنے مرقد سے بنتِ محمدؑ<text:line-break/>سیاہ شب کی چادر میں چہرہ چھپا کر<text:line-break/>گئی کربلا میں تو اس نے یہ دیکھا<text:line-break/>ہے بو سیدہ کرتے میں اِک لاشِ بے سر<text:line-break/> <text:line-break/>بدن سارا تیروں سے چھلنی پڑا ہے<text:line-break/>لہو میں ہے ڈوبا ہوا سارا پیکر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ادھر درد و غم کی ستائی تھی زینبؑ<text:line-break/>جو وحشت کے جنگل میں حیدرؑ بنی تھی<text:line-break/>کبھی خاک اڑاتی کبھی اشک پیتی<text:line-break/>جو کنبے کے پہرے پہ تنہا کھڑی تھی<text:line-break/> <text:line-break/>سکینہؑ کے سقا کو آواز دیکر<text:line-break/>غم ِشاہ دین میں بکا کر رہی تھی<text:span text:style-name="T1"><text:line-break/></text:span><text:span text:style-name="T1"/></text:p>
              </table:table-cell>
              <table:table-cell>
                <text:p text:style-name="P1">صدا سنکے زہراؑ <text:s/>کی تھرائے غازیؑ<text:line-break/>جدا تن سے سر تھا تو شانے کٹے تھے<text:line-break/>غم و یاس و حسرت میں مجروح و مضطر<text:line-break/>کہیں کیا کہ دریا کنارے پڑے تھے<text:line-break/> <text:line-break/>سوئے القمہ اب جو بی بیؑ نے دیکھا<text:line-break/>وفاؤں کے ساحل پہ جھنڈے گڑے تھے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کبھی دل میں دیتی وہ ماں کو صدائیں<text:line-break/>کبھی روکے کہتی کہ بابا کہاں ہو<text:line-break/>شہیدوں کا نوحہ تھا اس کی زبان پر<text:line-break/>ابدؔ کس طرح اس کے غم کا بیاں ہو<text:line-break/> <text:line-break/>ہمیں بھی سعادت ہو نصرت کی حاصل<text:line-break/>خدارا ظہور امامِ زماں ہو<text:span text:style-name="T1"><text:line-break/></text:span><text:span text:style-name="T1"/></text:p>
              </table:table-cell>
              <table:table-cell>
                <text:p text:style-name="P1">گزارش ہے آقا ہماری یہی<text:line-break/>ہم کو روزے پہ مولا بلا لیجئے<text:line-break/>ہم کو زوار مولا بنا لیجئے<text:line-break/>ہم کو دامن میں مولا چھپا لیجئے<text:line-break/> <text:line-break/>گرفتارِ جَور و ستم ہم ہوئے<text:line-break/>مصیبت سے ہم کو بچا لیجئے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5.204cm" fo:page-height="283.8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21:11:40.575310800</meta:creation-date>
    <dc:date>2026-01-27T21:15:33.859954000</dc:date>
    <meta:editing-duration>PT3M53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